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3000001DAF1F51A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0.673cm" draw:z-index="0"><draw:image xlink:href="Pictures/10000000000002F3000001DAF1F51A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8:17:12.732958553</meta:creation-date>
    <dc:date>2024-10-02T18:17:36.135361164</dc:date>
    <meta:editing-duration>PT2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8.2.1$Linux_X86_64 LibreOffice_project/0f794b6e29741098670a3b95d60478a65d05ef13</meta:generator>
  </office:meta>
</office:document-meta>
</file>